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Gothic" svg:font-family="Gothic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4.438cm" fo:min-width="0cm" fo:padding-top="0.13cm" fo:padding-bottom="0.13cm" fo:padding-left="0.25cm" fo:padding-right="0.25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2.397cm"/>
    </style:style>
    <style:style style:name="gr4" style:family="graphic">
      <style:graphic-properties style:protect="size"/>
    </style:style>
    <style:style style:name="pr1" style:family="presentation" style:parent-style-name="Starshell-template-notes">
      <style:graphic-properties draw:stroke="none" draw:fill="none" draw:fill-color="#ffffff" draw:auto-grow-height="true" fo:min-height="11.431cm" draw:shadow="hidden"/>
    </style:style>
    <style:style style:name="pr2" style:family="presentation" style:parent-style-name="Starshell-template-title">
      <style:graphic-properties draw:auto-grow-height="true" fo:min-height="2.117cm"/>
    </style:style>
    <style:style style:name="pr3" style:family="presentation" style:parent-style-name="Starshell-template-outline1">
      <style:graphic-properties draw:auto-grow-height="true" fo:min-height="15.324cm"/>
    </style:style>
    <style:style style:name="pr4" style:family="presentation" style:parent-style-name="Starshell-template-notes">
      <style:graphic-properties draw:fill-color="#ffffff" fo:min-height="11.43cm"/>
    </style:style>
    <style:style style:name="pr5" style:family="presentation" style:parent-style-name="Starshell-template-subtitle">
      <style:graphic-properties draw:fill-color="#ffffff" draw:auto-grow-height="true" fo:min-height="9.817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82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line-height="82%" fo:text-align="center" fo:text-indent="0cm" style:writing-mode="lr-tb"/>
      <style:text-properties style:font-name="DejaVu Sans" fo:font-size="36pt" style:font-size-asian="36pt" style:font-size-complex="36pt"/>
    </style:style>
    <style:style style:name="P4" style:family="paragraph">
      <loext:graphic-properties draw:fill="none" draw:fill-color="#ffffff"/>
      <style:text-properties fo:color="#cc9900" style:font-name="DejaVu Sans Condensed1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color="#663399" style:font-name="DejaVu Sans Condensed1" fo:font-size="36pt" fo:text-shadow="1pt 1pt" fo:font-weight="bold" style:font-size-asian="36pt" style:font-weight-asian="bold" style:font-size-complex="36pt" style:font-weight-complex="bold"/>
    </style:style>
    <style:style style:name="T1" style:family="text">
      <style:text-properties fo:color="#000099" style:font-name="DejaVu Sans" fo:font-size="36pt" fo:language="zxx" fo:country="none" fo:text-shadow="1pt 1pt" fo:font-weight="bold" style:font-name-asian="HG Mincho Light J" style:font-size-asian="36pt" style:font-name-complex="HG Mincho Light J" style:font-size-complex="36pt"/>
    </style:style>
    <style:style style:name="T2" style:family="text">
      <style:text-properties fo:color="#77216f" style:font-name="DejaVu Sans" fo:font-size="36pt" fo:language="zxx" fo:country="none" fo:text-shadow="1pt 1pt" fo:font-weight="bold" style:font-name-asian="HG Mincho Light J" style:font-size-asian="36pt" style:font-name-complex="HG Mincho Light J" style:font-size-complex="36pt"/>
    </style:style>
    <style:style style:name="T3" style:family="text">
      <style:text-properties fo:color="#ff9900" style:font-name="DejaVu Sans" fo:font-size="26pt" fo:language="zxx" fo:country="none" fo:text-shadow="1pt 1pt" fo:font-weight="bold" style:font-name-asian="HG Mincho Light J" style:font-size-asian="26pt" style:font-name-complex="HG Mincho Light J" style:font-size-complex="26pt"/>
    </style:style>
    <style:style style:name="T4" style:family="text">
      <style:text-properties fo:color="#00ffff" style:font-name="DejaVu Sans" fo:font-size="26pt" fo:language="zxx" fo:country="none" fo:text-shadow="1pt 1pt" fo:font-weight="bold" style:font-name-asian="HG Mincho Light J" style:font-size-asian="26pt" style:font-name-complex="HG Mincho Light J" style:font-size-complex="26pt"/>
    </style:style>
    <style:style style:name="T5" style:family="text">
      <style:text-properties fo:color="#cc9900" style:font-name="DejaVu Sans Condensed1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99" fo:font-weight="bold" style:font-weight-asian="bold" style:font-weight-complex="bold"/>
    </style:style>
    <style:style style:name="T7" style:family="text">
      <style:text-properties fo:color="#663399" style:font-name="DejaVu Sans Condensed1" fo:font-size="36pt" fo:text-shadow="1pt 1pt" fo:font-weight="bold" style:font-size-asian="36pt" style:font-weight-asian="bold" style:font-size-complex="36pt" style:font-weight-complex="bold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ahoma1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−">
        <style:list-level-properties text:space-before="1.27cm" text:min-label-width="0.793cm"/>
        <style:text-properties fo:font-family="Ubuntu" style:font-style-name="Regular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−">
        <style:list-level-properties text:space-before="3.81cm" text:min-label-width="0.635cm"/>
        <style:text-properties fo:font-family="Ubuntu" style:font-style-name="Regular" fo:color="#000000" fo:font-size="45%"/>
      </text:list-level-style-bullet>
      <text:list-level-style-number text:level="5" style:num-format="">
        <style:list-level-properties text:space-before="0.635cm" text:min-label-width="0.635cm"/>
        <style:text-properties fo:color="#000000" fo:font-size="45%"/>
      </text:list-level-style-number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ahoma1" fo:color="#000000" fo:font-size="100%"/>
      </text:list-level-style-bullet>
      <text:list-level-style-bullet text:level="2" text:bullet-char="–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–">
        <style:list-level-properties text:space-before="3.81cm"/>
        <style:text-properties style:font-name="Tahoma1" fo:color="#000000" fo:font-size="100%"/>
      </text:list-level-style-bullet>
      <text:list-level-style-bullet text:level="5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6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7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8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9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rshell-template" presentation:presentation-page-layout-name="AL1T1">
        <office:forms form:automatic-focus="false" form:apply-design-mode="false"/>
        <draw:rect draw:style-name="gr1" draw:text-style-name="P1" draw:layer="layout" svg:width="0.512cm" svg:height="1.102cm" svg:x="17.145cm" svg:y="15.452cm" draw:corner-radius="0.004cm">
          <text:p/>
        </draw:rect>
        <draw:frame draw:style-name="gr2" draw:text-style-name="P3" draw:layer="layout" svg:width="19.06cm" svg:height="4.698cm" svg:x="6.096cm" svg:y="13.419cm">
          <draw:text-box>
            <text:p text:style-name="P2"><text:span text:style-name="T1">Cybersecurity</text:span></text:p>
            <text:p text:style-name="P2"><text:span text:style-name="T2">09 - Sicurezza e Privacy </text:span></text:p>
            <text:p text:style-name="P2"><text:span text:style-name="T3"/></text:p>
            <text:p text:style-name="P2"><text:span text:style-name="T4"/></text:p>
          </draw:text-box>
        </draw:frame>
        <draw:frame draw:style-name="gr3" draw:text-style-name="P4" draw:layer="layout" svg:width="12.397cm" svg:height="0.653cm" svg:x="0.664cm" svg:y="16.765cm">
          <draw:text-box>
            <text:p><text:span text:style-name="T5">Aggiornamento: 6 agosto 2018 - versione 1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1" draw:text-style-name="P5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Indice del Modulo</text:p>
          </draw:text-box>
        </draw:frame>
        <draw:frame presentation:style-name="pr3" draw:layer="layout" svg:width="24.384cm" svg:height="15.324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Questo modulo si occupa dei problemi del mantenimento della Privacy nel mondo informatico moderno.</text:p>
                              </text:list-item>
                              <text:list-item>
                                <text:p>Si parlerà di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Steganografia</text:span></text:p>
                  </text:list-item>
                  <text:list-item>
                    <text:p><text:span text:style-name="T6">Metadati</text:span></text:p>
                  </text:list-item>
                  <text:list-item>
                    <text:p><text:span text:style-name="T6">Pericoli dei Social Media</text:span></text:p>
                  </text:list-item>
                  <text:list-item>
                    <text:p><text:span text:style-name="T6">Algoritmi e Hacking delle persone</text:span></text:p>
                  </text:list-item>
                  <text:list-item>
                    <text:p><text:span text:style-name="T6">Geolocazione</text:span></text:p>
                  </text:list-item>
                  <text:list-item>
                    <text:p><text:span text:style-name="T6">Privacy e Internet of Things</text:span></text:p>
                  </text:list-item>
                  <text:list-item>
                    <text:p><text:span text:style-name="T6">Scenari Futuri</text:span></text:p>
                    <text:p><text:span text:style-name="T6"/></text:p>
                    <text:p><text:span text:style-name="T6"/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Starshell-template" presentation:presentation-page-layout-name="AL2T32">
        <office:forms form:automatic-focus="false" form:apply-design-mode="false"/>
        <draw:frame presentation:style-name="pr5" draw:text-style-name="P7" draw:layer="layout" svg:width="24.384cm" svg:height="9.817cm" svg:x="0.508cm" svg:y="0cm" presentation:class="subtitle">
          <draw:text-box>
            <text:p><text:span text:style-name="T7">Steganografia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Starshell-template" presentation:presentation-page-layout-name="AL2T32">
        <office:forms form:automatic-focus="false" form:apply-design-mode="false"/>
        <draw:frame presentation:style-name="pr5" draw:text-style-name="P7" draw:layer="layout" svg:width="24.384cm" svg:height="9.817cm" svg:x="0.508cm" svg:y="0cm" presentation:class="subtitle">
          <draw:text-box>
            <text:p><text:span text:style-name="T7">Metadat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4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Starshell-template" presentation:presentation-page-layout-name="AL2T32">
        <office:forms form:automatic-focus="false" form:apply-design-mode="false"/>
        <draw:frame presentation:style-name="pr5" draw:text-style-name="P7" draw:layer="layout" svg:width="24.384cm" svg:height="9.817cm" svg:x="0.508cm" svg:y="0cm" presentation:class="subtitle">
          <draw:text-box>
            <text:p><text:span text:style-name="T7">Pericoli dei Social Medi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5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Starshell-template" presentation:presentation-page-layout-name="AL2T32">
        <office:forms form:automatic-focus="false" form:apply-design-mode="false"/>
        <draw:frame presentation:style-name="pr5" draw:text-style-name="P7" draw:layer="layout" svg:width="24.384cm" svg:height="9.817cm" svg:x="0.508cm" svg:y="0cm" presentation:class="subtitle">
          <draw:text-box>
            <text:p><text:span text:style-name="T7">Algoritmi e Hacking delle person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6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Starshell-template" presentation:presentation-page-layout-name="AL2T32">
        <office:forms form:automatic-focus="false" form:apply-design-mode="false"/>
        <draw:frame presentation:style-name="pr5" draw:text-style-name="P7" draw:layer="layout" svg:width="24.384cm" svg:height="9.817cm" svg:x="0.508cm" svg:y="0cm" presentation:class="subtitle">
          <draw:text-box>
            <text:p><text:span text:style-name="T7">Geolocazion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7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Starshell-template" presentation:presentation-page-layout-name="AL2T32">
        <office:forms form:automatic-focus="false" form:apply-design-mode="false"/>
        <draw:frame presentation:style-name="pr5" draw:text-style-name="P7" draw:layer="layout" svg:width="24.384cm" svg:height="9.817cm" svg:x="0.508cm" svg:y="0cm" presentation:class="subtitle">
          <draw:text-box>
            <text:p><text:span text:style-name="T7">Privacy e Internet of Thing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8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Starshell-template" presentation:presentation-page-layout-name="AL2T32">
        <office:forms form:automatic-focus="false" form:apply-design-mode="false"/>
        <draw:frame presentation:style-name="pr5" draw:text-style-name="P7" draw:layer="layout" svg:width="24.384cm" svg:height="9.817cm" svg:x="0.508cm" svg:y="0cm" presentation:class="subtitle">
          <draw:text-box>
            <text:p><text:span text:style-name="T7">Scenari Futur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9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Starshell-template" presentation:presentation-page-layout-name="AL2T32">
        <office:forms form:automatic-focus="false" form:apply-design-mode="false"/>
        <draw:frame presentation:style-name="pr5" draw:text-style-name="P7" draw:layer="layout" svg:width="24.384cm" svg:height="9.817cm" svg:x="0.508cm" svg:y="0cm" presentation:class="subtitle">
          <draw:text-box>
            <text:p><text:span text:style-name="T7">Sommario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pitch="variable"/>
    <style:font-face style:name="Gothic" svg:font-family="Gothic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24pt" fo:language="en" fo:country="US" style:font-name-asian="Bitstream Vera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HG Mincho Light J" style:font-family-complex="'HG Mincho Light J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rshell-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rshell-template-backgroundobjects" style:family="presentation">
      <style:graphic-properties draw:shadow="hidden" draw:shadow-offset-x="0.3cm" draw:shadow-offset-y="0.3cm" draw:shadow-color="#808080"/>
    </style:style>
    <style:style style:name="Starshell-template-notes" style:family="presentation">
      <style:graphic-properties draw:stroke="none" draw:fill="none">
        <text:list-style style:name="Starshell-templat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Gothic" style:font-family-asian="Gothic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font-relief="none"/>
    </style:style>
    <style:style style:name="Starshell-template-outline1" style:family="presentation">
      <style:graphic-properties draw:stroke="none" draw:fill="none">
        <text:list-style style:name="Starshell-template-outline1">
          <text:list-level-style-bullet text:level="1" text:bullet-char="●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−">
            <style:list-level-properties text:space-before="1.27cm" text:min-label-width="0.793cm"/>
            <style:text-properties fo:font-family="Ubuntu" style:font-style-name="Regular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−">
            <style:list-level-properties text:space-before="3.81cm" text:min-label-width="0.635cm"/>
            <style:text-properties fo:font-family="Ubuntu" style:font-style-name="Regular" fo:color="#000000" fo:font-size="45%"/>
          </text:list-level-style-bullet>
          <text:list-level-style-number text:level="5" style:num-format="">
            <style:list-level-properties text:space-before="0.635cm" text:min-label-width="0.635cm"/>
            <style:text-properties fo:color="#000000" fo:font-size="45%"/>
          </text:list-level-style-number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6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55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 Condensed1" fo:font-family="'DejaVu Sans Condensed'" style:font-family-generic="swiss" style:font-pitch="variable" fo:font-size="28pt" fo:font-style="normal" fo:text-shadow="none" style:text-underline-style="none" fo:font-weight="normal" style:font-name-asian="Gothic" style:font-family-asian="Gothic" style:font-pitch-asian="variable" style:font-size-asian="28pt" style:font-style-asian="normal" style:font-weight-asian="normal" style:font-name-complex="Lucidasans" style:font-family-complex="Lucidasans" style:font-pitch-complex="variable" style:font-size-complex="28pt" style:font-style-complex="normal" style:font-weight-complex="normal" style:font-relief="none"/>
    </style:style>
    <style:style style:name="Starshell-template-outline2" style:family="presentation" style:parent-style-name="Starshell-template-outline1">
      <style:paragraph-properties fo:margin-left="0cm" fo:margin-right="0cm" fo:margin-top="0.211cm" fo:margin-bottom="0cm" fo:line-height="86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rshell-template-outline3" style:family="presentation" style:parent-style-name="Starshell-template-outline2">
      <style:paragraph-properties fo:margin-left="0cm" fo:margin-right="0cm" fo:margin-top="0.176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Starshell-template-outline4" style:family="presentation" style:parent-style-name="Starshell-template-outline3">
      <style:paragraph-properties fo:margin-left="0cm" fo:margin-right="0cm" fo:margin-top="0.176cm" fo:margin-bottom="0cm" fo:line-height="8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Starshell-template-outline5" style:family="presentation" style:parent-style-name="Starshell-template-outline4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4pt" fo:font-style="normal" fo:text-shadow="none" style:text-underline-style="none" fo:font-weight="normal" style:font-size-asian="24pt" style:font-weight-asian="normal" style:font-size-complex="24pt" style:font-weight-complex="normal" style:font-relief="none"/>
    </style:style>
    <style:style style:name="Starshell-template-outline6" style:family="presentation" style:parent-style-name="Starshell-template-outline5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7" style:family="presentation" style:parent-style-name="Starshell-template-outline6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8" style:family="presentation" style:parent-style-name="Starshell-template-outline7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9" style:family="presentation" style:parent-style-name="Starshell-template-outline8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subtitle" style:family="presentation">
      <style:graphic-properties draw:stroke="none" draw:fill="none" draw:textarea-vertical-align="middle">
        <text:list-style style:name="Starshell-template-subtitle">
          <text:list-level-style-bullet text:level="1" text:bullet-char="•">
            <style:list-level-properties/>
            <style:text-properties style:font-name="Tahoma1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6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7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8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9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6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Gothic" style:font-family-asian="Gothic" style:font-pitch-asian="variable" style:font-size-asian="28pt" style:font-style-asian="normal" style:font-weight-asian="normal" style:font-name-complex="Lucidasans" style:font-family-complex="Lucidasans" style:font-pitch-complex="variable" style:font-size-complex="28pt" style:font-style-complex="normal" style:font-weight-complex="normal" style:font-relief="none"/>
    </style:style>
    <style:style style:name="Starshell-template-title" style:family="presentation">
      <style:graphic-properties draw:stroke="none" draw:fill="none" draw:textarea-vertical-align="middle">
        <text:list-style style:name="Starshell-template-title">
          <text:list-level-style-bullet text:level="1" text:bullet-char="•">
            <style:list-level-properties/>
            <style:text-properties style:font-name="Tahoma1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6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line-through-type="none" style:text-position="0% 100%" style:font-name="DejaVu Sans Condensed1" fo:font-family="'DejaVu Sans Condensed'" style:font-family-generic="swiss" style:font-pitch="variable" fo:font-size="32pt" fo:font-style="normal" fo:text-shadow="none" style:text-underline-style="none" fo:font-weight="bold" style:font-name-asian="Gothic" style:font-family-asian="Gothic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0.587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draw:fill="solid" draw:fill-color="#000066" draw:textarea-horizontal-align="center" draw:textarea-vertical-align="middle" draw:shadow="hidden" draw:shadow-color="#808080"/>
    </style:style>
    <style:style style:name="Mgr3" style:family="graphic" style:parent-style-name="standard">
      <style:graphic-properties draw:stroke="solid" svg:stroke-width="0.159cm" svg:stroke-color="#006699" draw:fill="none" draw:fill-color="#ffffff" draw:textarea-horizontal-align="center" draw:textarea-vertical-align="middle" fo:padding-top="0.079cm" fo:padding-bottom="0.079cm" fo:padding-left="0.079cm" fo:padding-right="0.079cm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pr1" style:family="presentation" style:parent-style-name="Starshell-template-backgroundobjects">
      <style:graphic-properties draw:stroke="none" draw:fill="solid" draw:fill-color="#000066" draw:textarea-vertical-align="middle" draw:auto-grow-height="false"/>
    </style:style>
    <style:style style:name="Mpr2" style:family="presentation" style:parent-style-name="Starshell-template-title">
      <style:graphic-properties draw:auto-grow-height="false" fo:min-height="3.181cm"/>
    </style:style>
    <style:style style:name="Mpr3" style:family="presentation" style:parent-style-name="Starshell-template-outline1">
      <style:graphic-properties fo:min-height="14.732cm"/>
    </style:style>
    <style:style style:name="MP1" style:family="paragraph">
      <loext:graphic-properties draw:fill="solid" draw:fill-color="#000066"/>
      <style:paragraph-properties fo:text-align="center"/>
    </style:style>
    <style:style style:name="MP2" style:family="paragraph">
      <style:paragraph-properties fo:margin-left="0cm" fo:margin-right="0cm" fo:text-align="end" fo:text-indent="0cm"/>
    </style:style>
    <style:style style:name="MP3" style:family="paragraph">
      <loext:graphic-properties draw:fill="none" draw:fill-color="#00cc99"/>
      <style:paragraph-properties fo:margin-left="0cm" fo:margin-right="0cm" fo:text-align="end" fo:text-indent="0cm" style:writing-mode="lr-tb"/>
      <style:text-properties fo:color="#ffff00" fo:font-size="24pt"/>
    </style:style>
    <style:style style:name="MP4" style:family="paragraph">
      <loext:graphic-properties draw:fill="none" draw:fill-color="#ffffff"/>
      <style:paragraph-properties fo:text-align="center"/>
      <style:text-properties fo:font-size="2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00cc99"/>
      <style:paragraph-properties style:writing-mode="lr-tb"/>
    </style:style>
    <style:style style:name="MP7" style:family="paragraph">
      <loext:graphic-properties draw:fill="none" draw:fill-color="#00cc99"/>
      <style:paragraph-properties fo:margin-left="0cm" fo:margin-right="0cm" fo:text-align="end" fo:text-indent="0cm" style:writing-mode="lr-tb"/>
      <style:text-properties fo:font-size="24pt"/>
    </style:style>
    <style:style style:name="MT1" style:family="text">
      <style:text-properties fo:color="#ffffff" fo:font-size="14pt" fo:language="en" fo:country="US" style:font-size-asian="14pt" style:font-size-complex="14pt"/>
    </style:style>
    <style:style style:name="MT2" style:family="text">
      <style:text-properties fo:font-size="12pt" fo:language="it" fo:country="IT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ahoma1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−">
        <style:list-level-properties text:space-before="1.27cm" text:min-label-width="0.793cm"/>
        <style:text-properties fo:font-family="Ubuntu" style:font-style-name="Regular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−">
        <style:list-level-properties text:space-before="3.81cm" text:min-label-width="0.635cm"/>
        <style:text-properties fo:font-family="Ubuntu" style:font-style-name="Regular" fo:color="#000000" fo:font-size="45%"/>
      </text:list-level-style-bullet>
      <text:list-level-style-number text:level="5" style:num-format="">
        <style:list-level-properties text:space-before="0.635cm" text:min-label-width="0.635cm"/>
        <style:text-properties fo:color="#000000" fo:font-size="45%"/>
      </text:list-level-style-number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Starshell-template" style:page-layout-name="PM1" draw:style-name="Mdp1">
      <draw:custom-shape presentation:style-name="Mpr1" draw:text-style-name="MP1" draw:layer="backgroundobjects" svg:width="25.4cm" svg:height="1.133cm" svg:x="0cm" svg:y="17.917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4.384cm" svg:height="2.117cm" svg:x="0.508cm" svg:y="0cm" presentation:class="title">
        <draw:text-box>
          <text:p>Click to edit the title text format</text:p>
        </draw:text-box>
      </draw:frame>
      <draw:frame presentation:style-name="Mpr3" draw:layer="backgroundobjects" svg:width="24.384cm" svg:height="14.732cm" svg:x="0.508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3" draw:layer="backgroundobjects" svg:width="5.292cm" svg:height="0.847cm" svg:x="19.812cm" svg:y="17.917cm">
        <draw:text-box>
          <text:p text:style-name="MP2"><text:span text:style-name="MT1"><text:page-number>&lt;number&gt;</text:page-number></text:span></text:p>
        </draw:text-box>
      </draw:frame>
      <draw:rect draw:style-name="Mgr2" draw:text-style-name="MP1" draw:layer="backgroundobjects" svg:width="25.396cm" svg:height="0.212cm" svg:x="0cm" svg:y="0cm">
        <text:p/>
      </draw:rect>
      <draw:line draw:style-name="Mgr3" draw:text-style-name="MP4" draw:layer="backgroundobjects" svg:x1="-0.001cm" svg:y1="2.328cm" svg:x2="25.399cm" svg:y2="2.328cm">
        <text:p/>
      </draw:line>
      <presentation:notes style:page-layout-name="PM2">
        <draw:rect draw:style-name="Mgr4" draw:text-style-name="MP5" draw:layer="backgroundobjects" svg:width="19.05cm" svg:height="25.4cm" svg:x="0cm" svg:y="0cm">
          <text:p/>
        </draw:rect>
        <draw:frame draw:style-name="Mgr5" draw:text-style-name="MP6" draw:layer="backgroundobjects" svg:width="8.255cm" svg:height="1.27cm" svg:x="0cm" svg:y="0cm">
          <draw:text-box>
            <text:p/>
          </draw:text-box>
        </draw:frame>
        <draw:frame draw:style-name="Mgr6" draw:text-style-name="MP6" draw:layer="backgroundobjects" svg:width="8.255cm" svg:height="1.27cm" svg:x="10.795cm" svg:y="0cm">
          <draw:text-box>
            <text:p/>
          </draw:text-box>
        </draw:frame>
        <draw:page-thumbnail presentation:style-name="Starshell-template-title" draw:layer="backgroundobjects" svg:width="12.7cm" svg:height="9.525cm" svg:x="3.175cm" svg:y="1.905cm" presentation:class="page"/>
        <draw:frame presentation:style-name="Starshell-template-notes" draw:layer="backgroundobjects" svg:width="13.97cm" svg:height="11.43cm" svg:x="2.54cm" svg:y="12.065cm" presentation:class="notes" presentation:placeholder="true">
          <draw:text-box/>
        </draw:frame>
        <draw:frame draw:style-name="Mgr7" draw:text-style-name="MP6" draw:layer="backgroundobjects" svg:width="8.255cm" svg:height="1.27cm" svg:x="0cm" svg:y="24.13cm">
          <draw:text-box>
            <text:p/>
          </draw:text-box>
        </draw:frame>
        <draw:frame draw:style-name="Mgr8" draw:text-style-name="MP7" draw:layer="backgroundobjects" svg:width="8.255cm" svg:height="1.27cm" svg:x="10.795cm" svg:y="24.13cm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No Slide Title</dc:title>
    <meta:creation-date>2005-02-23T11:03:51</meta:creation-date>
    <dc:date>2018-08-24T11:22:50.450660842</dc:date>
    <meta:print-date>2005-02-23T11:03:51</meta:print-date>
    <dc:language>en-US</dc:language>
    <meta:editing-cycles>1849</meta:editing-cycles>
    <meta:editing-duration>P13DT1H45M38S</meta:editing-duration>
    <meta:document-statistic meta:object-count="50"/>
    <meta:user-defined meta:name="Info 1"/>
    <meta:user-defined meta:name="Info 2"/>
    <meta:user-defined meta:name="Info 3"/>
    <meta:user-defined meta:name="Info 4"/>
  </office:meta>
</office:document-meta>
</file>